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8400000384FA91650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51cm" svg:stroke-color="#3465af" draw:marker-start-width="0.276cm" draw:marker-end-width="0.276cm" draw:fill="solid" draw:fill-color="#729fcf" draw:textarea-vertical-align="middle" draw:auto-grow-height="false" draw:fit-to-size="false" fo:padding-top="0.15cm" fo:padding-bottom="0.15cm" fo:padding-left="0.275cm" fo:padding-right="0.275cm" fo:wrap-option="no-wrap"/>
    </style:style>
    <style:style style:name="gr2" style:family="graphic" style:parent-style-name="standard" style:list-style-name="L2">
      <style:graphic-properties draw:stroke="solid" svg:stroke-width="0.051cm" svg:stroke-color="#3465af" draw:marker-start-width="0.276cm" draw:marker-end-width="0.276cm" draw:fill="solid" draw:fill-color="#729fcf" draw:textarea-vertical-align="middle" draw:auto-grow-height="false" draw:fit-to-size="false" fo:padding-top="0.15cm" fo:padding-bottom="0.15cm" fo:padding-left="0.275cm" fo:padding-right="0.275cm" fo:wrap-option="no-wrap"/>
    </style:style>
    <style:style style:name="gr3" style:family="graphic" style:parent-style-name="standard" style:list-style-name="L2">
      <style:graphic-properties draw:stroke="solid" svg:stroke-width="0.051cm" svg:stroke-color="#3465af" draw:marker-start-width="0.276cm" draw:marker-end-width="0.276cm" draw:fill="solid" draw:fill-color="#729fcf" draw:textarea-vertical-align="middle" draw:auto-grow-height="false" draw:fit-to-size="false" fo:padding-top="0.15cm" fo:padding-bottom="0.15cm" fo:padding-left="0.275cm" fo:padding-right="0.275cm" fo:wrap-option="no-wrap"/>
    </style:style>
    <style:style style:name="gr4" style:family="graphic" style:parent-style-name="standard" style:list-style-name="L2">
      <style:graphic-properties draw:stroke="solid" svg:stroke-width="0.051cm" svg:stroke-color="#3465af" draw:marker-start-width="0.276cm" draw:marker-end-width="0.276cm" draw:fill="solid" draw:fill-color="#729fcf" draw:textarea-vertical-align="middle" draw:auto-grow-height="false" draw:fit-to-size="false" fo:padding-top="0.15cm" fo:padding-bottom="0.15cm" fo:padding-left="0.275cm" fo:padding-right="0.275cm" fo:wrap-option="no-wrap"/>
    </style:style>
    <style:style style:name="gr5" style:family="graphic" style:parent-style-name="standard">
      <style:graphic-properties draw:stroke="none" svg:stroke-width="0.051cm" draw:marker-start-width="0.276cm" draw:marker-end-width="0.27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1cm" svg:stroke-color="#000000" draw:marker-start-width="0.051cm" draw:marker-end="Arrow" draw:marker-end-width="0.102cm" draw:marker-end-center="false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7" style:family="graphic" style:parent-style-name="standard">
      <style:graphic-properties draw:stroke="solid" svg:stroke-width="0.051cm" svg:stroke-color="#000000" draw:marker-start-width="0.276cm" draw:marker-end="Arrow" draw:marker-end-width="0.102cm" draw:marker-end-center="false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8" style:family="graphic" style:parent-style-name="standard" style:list-style-name="L2">
      <style:graphic-properties draw:stroke="solid" svg:stroke-width="0.051cm" svg:stroke-color="#3465af" draw:marker-start-width="0.276cm" draw:marker-end-width="0.276cm" draw:fill="solid" draw:fill-color="#729fcf" draw:textarea-vertical-align="middle" draw:auto-grow-height="false" draw:fit-to-size="false" fo:padding-top="0.15cm" fo:padding-bottom="0.15cm" fo:padding-left="0.275cm" fo:padding-right="0.275cm" fo:wrap-option="no-wrap"/>
    </style:style>
    <style:style style:name="gr9" style:family="graphic" style:parent-style-name="objectwithoutfill">
      <style:graphic-properties svg:stroke-width="0.051cm" draw:marker-start-width="0.127cm" draw:marker-end="Arrow" draw:marker-end-width="0.178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2">
      <style:graphic-properties draw:stroke="solid" svg:stroke-width="0.051cm" svg:stroke-color="#3465af" draw:marker-start-width="0.276cm" draw:marker-end-width="0.276cm" draw:fill="solid" draw:fill-color="#729fcf" draw:textarea-vertical-align="middle" draw:auto-grow-height="false" draw:fit-to-size="false" fo:padding-top="0.15cm" fo:padding-bottom="0.15cm" fo:padding-left="0.275cm" fo:padding-right="0.275cm" fo:wrap-option="no-wrap"/>
    </style:style>
    <style:style style:name="gr11" style:family="graphic" style:parent-style-name="standard" style:list-style-name="L2">
      <style:graphic-properties draw:stroke="solid" svg:stroke-width="0.051cm" svg:stroke-color="#3465af" draw:marker-start-width="0.276cm" draw:marker-end-width="0.276cm" draw:fill="solid" draw:fill-color="#729fcf" draw:textarea-vertical-align="middle" draw:auto-grow-height="false" draw:fit-to-size="false" fo:padding-top="0.15cm" fo:padding-bottom="0.15cm" fo:padding-left="0.275cm" fo:padding-right="0.275cm" fo:wrap-option="no-wrap"/>
    </style:style>
    <style:style style:name="gr12" style:family="graphic" style:parent-style-name="standard" style:list-style-name="L2">
      <style:graphic-properties draw:stroke="solid" svg:stroke-width="0.051cm" svg:stroke-color="#3465af" draw:marker-start-width="0.276cm" draw:marker-end-width="0.276cm" draw:fill="solid" draw:fill-color="#729fcf" draw:textarea-vertical-align="middle" draw:auto-grow-height="false" draw:fit-to-size="false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1cm" fo:min-width="4.758cm"/>
    </style:style>
    <style:style style:name="gr15" style:family="graphic" style:parent-style-name="objectwithoutfill">
      <style:graphic-properties svg:stroke-width="0.051cm" draw:marker-start-width="0.127cm" draw:marker-end="Arrow" draw:marker-end-width="0.178cm" draw:fill="non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marker-start-width="0.127cm" draw:marker-end="Arrow" draw:marker-end-width="0.178cm" draw:fill="none" draw:fill-color="#ffffff" draw:textarea-horizontal-align="left" draw:auto-grow-height="true" draw:auto-grow-width="true" fo:min-height="1.08cm" fo:min-width="2.111cm"/>
    </style:style>
    <style:style style:name="gr1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0.5pt" style:font-size-asian="18pt" style:font-weight-asian="normal" style:font-size-complex="18pt"/>
    </style:style>
    <style:style style:name="P3" style:family="paragraph">
      <style:paragraph-properties fo:text-align="start"/>
      <style:text-properties fo:font-size="10.5pt" style:font-size-asian="18pt" style:font-weight-asian="normal" style:font-size-complex="18pt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paragraph-properties fo:text-align="center"/>
      <style:text-properties fo:font-size="10.5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.5pt" style:font-size-asian="13pt" style:font-size-complex="13pt"/>
    </style:style>
    <style:style style:name="T1" style:family="text">
      <style:text-properties style:text-line-through-style="none" fo:font-size="10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size="10.5pt" style:font-size-asian="12pt" style:font-size-complex="12pt"/>
    </style:style>
    <style:style style:name="T3" style:family="text">
      <style:text-properties fo:font-size="10.5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4" draw:style-name="gr1" draw:text-style-name="P2" draw:layer="layout" svg:width="2.732cm" svg:height="1.669cm" svg:x="1.229cm" svg:y="4.821cm">
          <text:p text:style-name="P1"><text:span text:style-name="T1"/></text:p>
          <text:p text:style-name="P1"><text:span text:style-name="T1"/></text:p>
          <text:p text:style-name="P1"><text:span text:style-name="T1">+</text:span></text:p>
          <text:p text:style-name="P1"><text:span text:style-name="T1">Fault 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xml:id="id1" draw:id="id1" draw:layer="layout" svg:width="2.731cm" svg:height="1.669cm" svg:x="4.721cm" svg:y="4.821cm">
          <text:p text:style-name="P1"><text:span text:style-name="T1">sp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2" draw:layer="layout" svg:width="2.731cm" svg:height="0.911cm" svg:x="4.721cm" svg:y="7.249cm">
          <text:p text:style-name="P1"><text:span text:style-name="T1">Test Patt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2" xml:id="id3" draw:id="id3" draw:layer="layout" svg:width="3.186cm" svg:height="1.062cm" svg:x="8.174cm" svg:y="3.54cm">
          <text:p text:style-name="P1"><text:span text:style-name="T1">Output Pattern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3" draw:layer="layout" svg:width="0.809cm" svg:height="0.809cm" svg:x="2.241cm" svg:y="4.922cm">
          <draw:image xlink:href="Pictures/100002010000038400000384FA916506.png" xlink:type="simple" xlink:show="embed" xlink:actuate="onLoad">
            <text:p/>
          </draw:image>
        </draw:frame>
        <draw:line draw:name="Line 8" draw:style-name="gr6" draw:text-style-name="P3" draw:layer="layout" svg:x1="3.962cm" svg:y1="5.644cm" svg:x2="4.721cm" svg:y2="5.644cm">
          <text:p/>
        </draw:line>
        <draw:line draw:name="Line 9" draw:style-name="gr7" draw:text-style-name="P3" draw:layer="layout" svg:x1="6.087cm" svg:y1="7.25cm" svg:x2="6.087cm" svg:y2="6.491cm">
          <text:p/>
        </draw:line>
        <draw:custom-shape draw:name="CustomShape 7" draw:style-name="gr8" draw:text-style-name="P2" xml:id="id2" draw:id="id2" draw:layer="layout" svg:width="3.187cm" svg:height="1.062cm" svg:x="8.137cm" svg:y="7.131cm">
          <text:p text:style-name="P1"><text:span text:style-name="T1">Diagnostic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4" draw:layer="layout" svg:x1="7.452cm" svg:y1="5.655cm" svg:x2="9.73cm" svg:y2="7.131cm" draw:start-shape="id1" draw:end-shape="id2" draw:end-glue-point="0" svg:d="m7452 5655h2278v1476" svg:viewBox="0 0 2279 1477">
          <text:p/>
        </draw:connector>
        <draw:connector draw:style-name="gr9" draw:text-style-name="P4" draw:layer="layout" svg:x1="7.452cm" svg:y1="5.655cm" svg:x2="9.767cm" svg:y2="4.602cm" draw:start-shape="id1" draw:start-glue-point="1" draw:end-shape="id3" svg:d="m7452 5655h2315v-1053" svg:viewBox="0 0 2316 1054">
          <text:p/>
        </draw:connector>
        <draw:custom-shape draw:name="CustomShape 5" draw:style-name="gr10" draw:text-style-name="P2" draw:layer="layout" svg:width="2.731cm" svg:height="0.756cm" svg:x="14.845cm" svg:y="4.891cm">
          <text:p text:style-name="P1"><text:span text:style-name="T1"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2" draw:layer="layout" svg:width="2.731cm" svg:height="0.756cm" svg:x="14.845cm" svg:y="5.804cm">
          <text:p text:style-name="P1"><text:span text:style-name="T1">L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2" xml:id="id4" draw:id="id4" draw:layer="layout" svg:width="2.731cm" svg:height="1.449cm" svg:x="10.628cm" svg:y="4.985cm">
          <text:p text:style-name="P1"><text:span text:style-name="T1">MLFeature</text:span></text:p>
          <text:p text:style-name="P1"><text:span text:style-name="T1">Extra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4" draw:layer="layout" svg:x1="11.36cm" svg:y1="4.071cm" svg:x2="11.993cm" svg:y2="4.985cm" draw:start-shape="id3" draw:start-glue-point="1" draw:end-shape="id4" draw:end-glue-point="0" svg:d="m11360 4071h633v914" svg:viewBox="0 0 634 915">
          <text:p/>
        </draw:connector>
        <draw:connector draw:style-name="gr9" draw:text-style-name="P4" draw:layer="layout" svg:x1="11.324cm" svg:y1="7.662cm" svg:x2="11.993cm" svg:y2="6.434cm" draw:start-shape="id2" draw:start-glue-point="1" draw:end-shape="id4" draw:end-glue-point="2" svg:d="m11324 7662h669v-1228" svg:viewBox="0 0 670 1229">
          <text:p/>
        </draw:connector>
        <draw:connector draw:style-name="gr9" draw:text-style-name="P4" draw:layer="layout" svg:x1="13.359cm" svg:y1="5.709cm" svg:x2="14.712cm" svg:y2="5.71cm" draw:start-shape="id4" draw:start-glue-point="1" draw:end-shape="id5" svg:d="m13359 5709h677v1h676" svg:viewBox="0 0 1354 2">
          <text:p/>
        </draw:connector>
        <draw:custom-shape draw:style-name="gr13" draw:text-style-name="P5" xml:id="id5" draw:id="id5" draw:layer="layout" svg:width="3.01cm" svg:height="2.133cm" svg:x="14.712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5.258cm" svg:height="0.662cm" svg:x="13.522cm" svg:y="4.048cm">
          <draw:text-box>
            <text:p text:style-name="P6"><text:span text:style-name="T2">A Unit in Sample Population</text:span></text:p>
          </draw:text-box>
        </draw:frame>
        <draw:line draw:style-name="gr15" draw:text-style-name="P7" draw:layer="layout" svg:x1="17.735cm" svg:y1="5.572cm" svg:x2="19.703cm" svg:y2="5.572cm">
          <text:p/>
        </draw:line>
        <draw:frame draw:style-name="gr16" draw:text-style-name="P4" draw:layer="layout" svg:width="2.611cm" svg:height="1.33cm" svg:x="18.399cm" svg:y="5.004cm">
          <draw:text-box>
            <text:p text:style-name="P6"><text:span text:style-name="T3">To learning </text:span></text:p>
            <text:p text:style-name="P6"><text:span text:style-name="T3">algorithm</text:span></text:p>
          </draw:text-box>
        </draw:frame>
        <draw:polyline draw:style-name="gr17" draw:text-style-name="P6" draw:layer="layout" svg:width="5.333cm" svg:height="14.096cm" draw:transform="rotate (-1.5707963267949) translate (18.399cm 3.286cm)" svg:viewBox="0 0 5334 14097" draw:points="0,14097 3516,14097 3516,10668 5334,10668 5334,0 9,0 9,14097">
          <text:p/>
        </draw:polyline>
        <draw:frame draw:style-name="gr18" draw:layer="layout" svg:width="3.048cm" svg:height="1.012cm" svg:x="15.605cm" svg:y="7.731cm">
          <draw:text-box>
            <text:p>ADA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bajeet </meta:initial-creator>
    <meta:creation-date>2014-04-15T22:09:57</meta:creation-date>
    <dc:date>2014-04-15T23:06:08</dc:date>
    <dc:creator>nabajeet </dc:creator>
    <meta:editing-duration>PT18S</meta:editing-duration>
    <meta:editing-cycles>4</meta:editing-cycles>
    <meta:generator>LibreOffice/3.5$Linux_x86 LibreOffice_project/350m1$Build-2</meta:generator>
    <meta:document-statistic meta:object-count="22"/>
  </office:meta>
</office:document-meta>
</file>